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66cc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language="en" fo:country="US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4" table:default-cell-style-name="ce2"/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/>
          <table:table-cell table:formula="of:=SUMIF([.B1:.B3];&quot;&quot;;[.A1:.A3])" office:value-type="float" office:value="50" calcext:value-type="float">
            <text:p>50</text:p>
          </table:table-cell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3:33:21.0214047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1-03-24T15:39:05.40</meta:creation-date>
    <dc:date>2020-07-03T13:34:34.320692488</dc:date>
    <meta:editing-duration>PT11M32S</meta:editing-duration>
    <meta:editing-cycles>3</meta:editing-cycles>
    <meta:generator>LibreOfficeDev/7.1.0.0.alpha0$Linux_X86_64 LibreOffice_project/e2b50a956cd34179d4f1e7f87834a94188011843</meta:generator>
    <meta:document-statistic meta:table-count="3" meta:cell-count="5" meta:object-count="0"/>
  </office:meta>
</office:document-meta>
</file>